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Document.creat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Document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Document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Document.getDocumen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Document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ateDocument.getNewDocumentPat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reateDocument.getSupportedRel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Document.isPath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Document.getNewDocum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eateDocument.validateProvidedPath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reateDocument.doCheckExecution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eateDocument.initParamet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reateDocument.getRe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